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89cm"/>
    </style:style>
    <style:style style:name="co2" style:family="table-column">
      <style:table-column-properties fo:break-before="auto" style:column-width="1.909cm"/>
    </style:style>
    <style:style style:name="co3" style:family="table-column">
      <style:table-column-properties fo:break-before="auto" style:column-width="2.307cm"/>
    </style:style>
    <style:style style:name="co4" style:family="table-column">
      <style:table-column-properties fo:break-before="auto" style:column-width="3.63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eepSpeechIvanPolyglotPoco" table:style-name="ta1">
        <table:shapes>
          <draw:frame draw:z-index="0" draw:style-name="gr1" draw:text-style-name="P1" svg:width="24.709cm" svg:height="13.898cm" svg:x="0.119cm" svg:y="8.284cm">
            <draw:object draw:notify-on-update-of-ranges="DeepSpeechIvanPolyglotPoco.A1:DeepSpeechIvanPolyglotPoco.A1 DeepSpeechIvanPolyglotPoco.A2:DeepSpeechIvanPolyglotPoco.A18 DeepSpeechIvanPolyglotPoco.B1:DeepSpeechIvanPolyglotPoco.B1 DeepSpeechIvanPolyglotPoco.B2:DeepSpeechIvanPolyglotPoco.B18 DeepSpeechIvanPolyglotPoco.C1:DeepSpeechIvanPolyglotPoco.C1 DeepSpeechIvanPolyglotPoco.C2:DeepSpeechIvanPolyglotPoco.C18 DeepSpeechIvanPolyglotPoco.D1:DeepSpeechIvanPolyglotPoco.D1 DeepSpeechIvanPolyglotPoco.D2:DeepSpeechIvanPolyglotPoco.D18 DeepSpeechIvanPolyglotPoco.E1:DeepSpeechIvanPolyglotPoco.E1 DeepSpeechIvanPolyglotPoco.E2:DeepSpeechIvanPolyglotPoco.E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9.389cm" svg:height="10.906cm" svg:x="25.693cm" svg:y="0.157cm">
            <draw:object draw:notify-on-update-of-ranges="DeepSpeechIvanPolyglotPoco.A1:DeepSpeechIvanPolyglotPoco.A1 DeepSpeechIvanPolyglotPoco.A2:DeepSpeechIvanPolyglotPoco.A18 DeepSpeechIvanPolyglotPoco.D1:DeepSpeechIvanPolyglotPoco.D1 DeepSpeechIvanPolyglotPoco.D2:DeepSpeechIvanPolyglotPoco.D18 DeepSpeechIvanPolyglotPoco.G1:DeepSpeechIvanPolyglotPoco.G1 DeepSpeechIvanPolyglotPoco.G2:DeepSpeechIvanPolyglotPoco.G1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0.744cm" svg:height="11.668cm" svg:x="24.924cm" svg:y="10.598cm">
            <draw:object draw:notify-on-update-of-ranges="DeepSpeechIvanPolyglotPoco.A1:DeepSpeechIvanPolyglotPoco.A1 DeepSpeechIvanPolyglotPoco.A2:DeepSpeechIvanPolyglotPoco.A18 DeepSpeechIvanPolyglotPoco.E1:DeepSpeechIvanPolyglotPoco.E1 DeepSpeechIvanPolyglotPoco.E2:DeepSpeechIvanPolyglotPoco.E18 DeepSpeechIvanPolyglotPoco.F1:DeepSpeechIvanPolyglotPoco.F1 DeepSpeechIvanPolyglotPoco.F2:DeepSpeechIvanPolyglotPoco.F1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Frase</text:p>
          </table:table-cell>
          <table:table-cell office:value-type="string" calcext:value-type="string">
            <text:p>Mejor Alfa</text:p>
          </table:table-cell>
          <table:table-cell office:value-type="string" calcext:value-type="string">
            <text:p>Mejor Beta</text:p>
          </table:table-cell>
          <table:table-cell office:value-type="string" calcext:value-type="string">
            <text:p>Mejor CER</text:p>
          </table:table-cell>
          <table:table-cell office:value-type="string" calcext:value-type="string">
            <text:p>Mejor WER</text:p>
          </table:table-cell>
          <table:table-cell office:value-type="string" calcext:value-type="string">
            <text:p>WER medio</text:p>
          </table:table-cell>
          <table:table-cell office:value-type="string" calcext:value-type="string">
            <text:p>CER medio</text:p>
          </table:table-cell>
        </table:table-row>
        <table:table-row table:style-name="ro1">
          <table:table-cell office:value-type="string" calcext:value-type="string">
            <text:p>Arcadia_Frase1</text:p>
          </table:table-cell>
          <table:table-cell office:value-type="float" office:value="1.6" calcext:value-type="float">
            <text:p>1,6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9" calcext:value-type="float">
            <text:p>0,169</text:p>
          </table:table-cell>
          <table:table-cell office:value-type="float" office:value="0.08552" calcext:value-type="float">
            <text:p>0,08552</text:p>
          </table:table-cell>
        </table:table-row>
        <table:table-row table:style-name="ro1">
          <table:table-cell office:value-type="string" calcext:value-type="string">
            <text:p>Arcadia_Frase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59090909090909" calcext:value-type="float">
            <text:p>0,159090909090909</text:p>
          </table:table-cell>
          <table:table-cell office:value-type="float" office:value="0.5" calcext:value-type="float">
            <text:p>0,5</text:p>
          </table:table-cell>
          <table:table-cell office:value-type="float" office:value="0.7118" calcext:value-type="float">
            <text:p>0,7118</text:p>
          </table:table-cell>
          <table:table-cell office:value-type="float" office:value="0.3865" calcext:value-type="float">
            <text:p>0,3865</text:p>
          </table:table-cell>
        </table:table-row>
        <table:table-row table:style-name="ro1">
          <table:table-cell office:value-type="string" calcext:value-type="string">
            <text:p>Arcadia_Frase3</text:p>
          </table:table-cell>
          <table:table-cell office:value-type="float" office:value="1.8" calcext:value-type="float">
            <text:p>1,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3" calcext:value-type="float">
            <text:p>0,183</text:p>
          </table:table-cell>
          <table:table-cell office:value-type="float" office:value="0.13286" calcext:value-type="float">
            <text:p>0,13286</text:p>
          </table:table-cell>
        </table:table-row>
        <table:table-row table:style-name="ro1">
          <table:table-cell office:value-type="string" calcext:value-type="string">
            <text:p>Arcadia_Frase4</text:p>
          </table:table-cell>
          <table:table-cell office:value-type="float" office:value="1.8" calcext:value-type="float">
            <text:p>1,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4" calcext:value-type="float">
            <text:p>0,264</text:p>
          </table:table-cell>
          <table:table-cell office:value-type="float" office:value="0.132" calcext:value-type="float">
            <text:p>0,132</text:p>
          </table:table-cell>
        </table:table-row>
        <table:table-row table:style-name="ro1">
          <table:table-cell office:value-type="string" calcext:value-type="string">
            <text:p>Arcadia_Frase5</text:p>
          </table:table-cell>
          <table:table-cell office:value-type="float" office:value="1.9" calcext:value-type="float">
            <text:p>1,9</text:p>
          </table:table-cell>
          <table:table-cell office:value-type="float" office:value="0.7" calcext:value-type="float">
            <text:p>0,7</text:p>
          </table:table-cell>
          <table:table-cell office:value-type="float" office:value="0.24" calcext:value-type="float">
            <text:p>0,24</text:p>
          </table:table-cell>
          <table:table-cell office:value-type="float" office:value="0.5" calcext:value-type="float">
            <text:p>0,5</text:p>
          </table:table-cell>
          <table:table-cell office:value-type="float" office:value="0.533" calcext:value-type="float">
            <text:p>0,533</text:p>
          </table:table-cell>
          <table:table-cell office:value-type="float" office:value="0.268" calcext:value-type="float">
            <text:p>0,268</text:p>
          </table:table-cell>
        </table:table-row>
        <table:table-row table:style-name="ro1">
          <table:table-cell office:value-type="string" calcext:value-type="string">
            <text:p>Arcadia_Frase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22222222222222" calcext:value-type="float">
            <text:p>0,0222222222222222</text:p>
          </table:table-cell>
          <table:table-cell office:value-type="float" office:value="0.14285" calcext:value-type="float">
            <text:p>0,14285</text:p>
          </table:table-cell>
          <table:table-cell office:value-type="float" office:value="0.17591" calcext:value-type="float">
            <text:p>0,17591</text:p>
          </table:table-cell>
          <table:table-cell office:value-type="float" office:value="0.090909" calcext:value-type="float">
            <text:p>0,090909</text:p>
          </table:table-cell>
        </table:table-row>
        <table:table-row table:style-name="ro1">
          <table:table-cell office:value-type="string" calcext:value-type="string">
            <text:p>Arcadia_Frase7</text:p>
          </table:table-cell>
          <table:table-cell office:value-type="float" office:value="1.1" calcext:value-type="float">
            <text:p>1,1</text:p>
          </table:table-cell>
          <table:table-cell office:value-type="float" office:value="0.7" calcext:value-type="float">
            <text:p>0,7</text:p>
          </table:table-cell>
          <table:table-cell office:value-type="float" office:value="0.339285714285714" calcext:value-type="float">
            <text:p>0,339285714285714</text:p>
          </table:table-cell>
          <table:table-cell office:value-type="float" office:value="0.667" calcext:value-type="float">
            <text:p>0,667</text:p>
          </table:table-cell>
          <table:table-cell office:value-type="float" office:value="0.761019" calcext:value-type="float">
            <text:p>0,761019</text:p>
          </table:table-cell>
          <table:table-cell office:value-type="float" office:value="0.4589" calcext:value-type="float">
            <text:p>0,4589</text:p>
          </table:table-cell>
        </table:table-row>
        <table:table-row table:style-name="ro1">
          <table:table-cell office:value-type="string" calcext:value-type="string">
            <text:p>Arcadia_Frase8</text:p>
          </table:table-cell>
          <table:table-cell office:value-type="float" office:value="1.4" calcext:value-type="float">
            <text:p>1,4</text:p>
          </table:table-cell>
          <table:table-cell office:value-type="float" office:value="0.8" calcext:value-type="float">
            <text:p>0,8</text:p>
          </table:table-cell>
          <table:table-cell office:value-type="float" office:value="0.113636363636364" calcext:value-type="float">
            <text:p>0,113636363636364</text:p>
          </table:table-cell>
          <table:table-cell office:value-type="float" office:value="0.1482" calcext:value-type="float">
            <text:p>0,1482</text:p>
          </table:table-cell>
          <table:table-cell office:value-type="float" office:value="0.369539" calcext:value-type="float">
            <text:p>0,369539</text:p>
          </table:table-cell>
          <table:table-cell office:value-type="float" office:value="0.149699" calcext:value-type="float">
            <text:p>0,149699</text:p>
          </table:table-cell>
        </table:table-row>
        <table:table-row table:style-name="ro1">
          <table:table-cell office:value-type="string" calcext:value-type="string">
            <text:p>Lumina_Frase1</text:p>
          </table:table-cell>
          <table:table-cell office:value-type="float" office:value="1.9" calcext:value-type="float">
            <text:p>1,9</text:p>
          </table:table-cell>
          <table:table-cell office:value-type="float" office:value="1" calcext:value-type="float">
            <text:p>1</text:p>
          </table:table-cell>
          <table:table-cell office:value-type="float" office:value="0.0909090909090909" calcext:value-type="float">
            <text:p>0,0909090909090909</text:p>
          </table:table-cell>
          <table:table-cell office:value-type="float" office:value="0.25" calcext:value-type="float">
            <text:p>0,25</text:p>
          </table:table-cell>
          <table:table-cell office:value-type="float" office:value="0.29" calcext:value-type="float">
            <text:p>0,29</text:p>
          </table:table-cell>
          <table:table-cell office:value-type="float" office:value="0.129" calcext:value-type="float">
            <text:p>0,129</text:p>
          </table:table-cell>
        </table:table-row>
        <table:table-row table:style-name="ro1">
          <table:table-cell office:value-type="string" calcext:value-type="string">
            <text:p>Lumina_Frase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6279069767442" calcext:value-type="float">
            <text:p>0,116279069767442</text:p>
          </table:table-cell>
          <table:table-cell office:value-type="float" office:value="0.5" calcext:value-type="float">
            <text:p>0,5</text:p>
          </table:table-cell>
          <table:table-cell office:value-type="float" office:value="0.5155" calcext:value-type="float">
            <text:p>0,5155</text:p>
          </table:table-cell>
          <table:table-cell office:value-type="float" office:value="0.26734" calcext:value-type="float">
            <text:p>0,26734</text:p>
          </table:table-cell>
        </table:table-row>
        <table:table-row table:style-name="ro1">
          <table:table-cell office:value-type="string" calcext:value-type="string">
            <text:p>Lumina_Frase3</text:p>
          </table:table-cell>
          <table:table-cell office:value-type="float" office:value="1.1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0.4" calcext:value-type="float">
            <text:p>0,4</text:p>
          </table:table-cell>
          <table:table-cell office:value-type="float" office:value="0.668" calcext:value-type="float">
            <text:p>0,668</text:p>
          </table:table-cell>
          <table:table-cell office:value-type="float" office:value="0.37" calcext:value-type="float">
            <text:p>0,37</text:p>
          </table:table-cell>
        </table:table-row>
        <table:table-row table:style-name="ro1">
          <table:table-cell office:value-type="string" calcext:value-type="string">
            <text:p>Lumina_Frase4</text:p>
          </table:table-cell>
          <table:table-cell office:value-type="float" office:value="1.1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 office:value-type="float" office:value="0.181818181818182" calcext:value-type="float">
            <text:p>0,181818181818182</text:p>
          </table:table-cell>
          <table:table-cell office:value-type="float" office:value="0.5" calcext:value-type="float">
            <text:p>0,5</text:p>
          </table:table-cell>
          <table:table-cell office:value-type="float" office:value="0.909" calcext:value-type="float">
            <text:p>0,909</text:p>
          </table:table-cell>
          <table:table-cell office:value-type="float" office:value="0.4628" calcext:value-type="float">
            <text:p>0,4628</text:p>
          </table:table-cell>
        </table:table-row>
        <table:table-row table:style-name="ro1">
          <table:table-cell office:value-type="string" calcext:value-type="string">
            <text:p>Lumina_Frase5</text:p>
          </table:table-cell>
          <table:table-cell office:value-type="float" office:value="1.6" calcext:value-type="float">
            <text:p>1,6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333" calcext:value-type="float">
            <text:p>0,333333333333333</text:p>
          </table:table-cell>
          <table:table-cell office:value-type="float" office:value="0.75" calcext:value-type="float">
            <text:p>0,75</text:p>
          </table:table-cell>
          <table:table-cell office:value-type="float" office:value="0.857" calcext:value-type="float">
            <text:p>0,857</text:p>
          </table:table-cell>
          <table:table-cell office:value-type="float" office:value="0.462121212" calcext:value-type="float">
            <text:p>0,462121212</text:p>
          </table:table-cell>
        </table:table-row>
        <table:table-row table:style-name="ro1">
          <table:table-cell office:value-type="string" calcext:value-type="string">
            <text:p>Lumina_Frase6</text:p>
          </table:table-cell>
          <table:table-cell office:value-type="float" office:value="1.4" calcext:value-type="float">
            <text:p>1,4</text:p>
          </table:table-cell>
          <table:table-cell office:value-type="float" office:value="1" calcext:value-type="float">
            <text:p>1</text:p>
          </table:table-cell>
          <table:table-cell office:value-type="float" office:value="0.0227272727272727" calcext:value-type="float">
            <text:p>0,0227272727272727</text:p>
          </table:table-cell>
          <table:table-cell office:value-type="float" office:value="0.1428" calcext:value-type="float">
            <text:p>0,1428</text:p>
          </table:table-cell>
          <table:table-cell office:value-type="float" office:value="0.31168" calcext:value-type="float">
            <text:p>0,31168</text:p>
          </table:table-cell>
          <table:table-cell office:value-type="float" office:value="0.1590909" calcext:value-type="float">
            <text:p>0,1590909</text:p>
          </table:table-cell>
        </table:table-row>
        <table:table-row table:style-name="ro1">
          <table:table-cell office:value-type="string" calcext:value-type="string">
            <text:p>Lumina_Frase7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0.418181818181818" calcext:value-type="float">
            <text:p>0,418181818181818</text:p>
          </table:table-cell>
          <table:table-cell office:value-type="float" office:value="0.75" calcext:value-type="float">
            <text:p>0,75</text:p>
          </table:table-cell>
          <table:table-cell office:value-type="float" office:value="0.868457" calcext:value-type="float">
            <text:p>0,868457</text:p>
          </table:table-cell>
          <table:table-cell office:value-type="float" office:value="0.5359" calcext:value-type="float">
            <text:p>0,5359</text:p>
          </table:table-cell>
        </table:table-row>
        <table:table-row table:style-name="ro1">
          <table:table-cell office:value-type="string" calcext:value-type="string">
            <text:p>Lumina_Frase8</text:p>
          </table:table-cell>
          <table:table-cell office:value-type="float" office:value="1.4" calcext:value-type="float">
            <text:p>1,4</text:p>
          </table:table-cell>
          <table:table-cell office:value-type="float" office:value="0.7" calcext:value-type="float">
            <text:p>0,7</text:p>
          </table:table-cell>
          <table:table-cell office:value-type="float" office:value="0.209302325581395" calcext:value-type="float">
            <text:p>0,209302325581395</text:p>
          </table:table-cell>
          <table:table-cell office:value-type="float" office:value="0.42857" calcext:value-type="float">
            <text:p>0,42857</text:p>
          </table:table-cell>
          <table:table-cell office:value-type="float" office:value="0.513577" calcext:value-type="float">
            <text:p>0,513577</text:p>
          </table:table-cell>
          <table:table-cell office:value-type="float" office:value="0.309629" calcext:value-type="float">
            <text:p>0,309629</text:p>
          </table:table-cell>
        </table:table-row>
        <table:table-row table:style-name="ro1">
          <table:table-cell office:value-type="string" calcext:value-type="string">
            <text:p>TextoLargo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0.778705636743215" calcext:value-type="float">
            <text:p>0,778705636743215</text:p>
          </table:table-cell>
          <table:table-cell office:value-type="float" office:value="0.8555556" calcext:value-type="float">
            <text:p>0,8555556</text:p>
          </table:table-cell>
          <table:table-cell office:value-type="float" office:value="0.875573" calcext:value-type="float">
            <text:p>0,875573</text:p>
          </table:table-cell>
          <table:table-cell office:value-type="float" office:value="0.80645" calcext:value-type="float">
            <text:p>0,806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6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26T17:43:32.183000000</dc:date>
    <meta:editing-duration>PT35M31S</meta:editing-duration>
    <meta:editing-cycles>1</meta:editing-cycles>
    <meta:document-statistic meta:table-count="1" meta:cell-count="126" meta:object-count="3"/>
    <meta:generator>LibreOffice/7.2.5.2$Windows_X86_64 LibreOffice_project/499f9727c189e6ef3471021d6132d4c694f357e5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5983b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860d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80373" draw:fill-color="#780373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127622" draw:fill-color="#127622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4.71cm" svg:height="13.899cm" xlink:href=".." xlink:type="simple" chart:class="chart:bar" chart:style-name="ch1">
        <chart:title svg:x="9.086cm" svg:y="0.413cm" chart:style-name="ch2">
          <text:p>Mejores resultados según texto</text:p>
        </chart:title>
        <chart:subtitle svg:x="8.602cm" svg:y="1.495cm" chart:style-name="ch3">
          <text:p>Deepspeech, Modelo Polyglot, Scorer Poco</text:p>
        </chart:subtitle>
        <chart:legend chart:legend-position="end" svg:x="21.546cm" svg:y="5.891cm" style:legend-expansion="high" chart:style-name="ch4"/>
        <chart:plot-area chart:style-name="ch5" table:cell-range-address="DeepSpeechIvanPolyglotPoco.A1:DeepSpeechIvanPolyglotPoco.E18" chart:data-source-has-labels="both" svg:x="0.494cm" svg:y="2.429cm" svg:width="20.558cm" svg:height="10.222cm">
          <chart:coordinate-region svg:x="1.829cm" svg:y="2.429cm" svg:width="19.223cm" svg:height="7.719cm"/>
          <chart:axis chart:dimension="x" chart:name="primary-x" chart:style-name="ch6" chartooo:axis-type="auto">
            <chartooo:date-scale/>
            <chart:title svg:x="9.604cm" svg:y="12.928cm" chart:style-name="ch7">
              <text:p>Texto Analizado</text:p>
            </chart:title>
            <chart:categories table:cell-range-address="DeepSpeechIvanPolyglotPoco.A2:DeepSpeechIvanPolyglotPoco.A18"/>
          </chart:axis>
          <chart:axis chart:dimension="y" chart:name="primary-y" chart:style-name="ch8">
            <chart:grid chart:style-name="ch9" chart:class="major"/>
          </chart:axis>
          <chart:series chart:style-name="ch10" chart:values-cell-range-address="DeepSpeechIvanPolyglotPoco.B2:DeepSpeechIvanPolyglotPoco.B18" chart:label-cell-address="DeepSpeechIvanPolyglotPoco.B1:DeepSpeechIvanPolyglotPoco.B1" chart:class="chart:bar">
            <chart:data-point chart:repeated="17"/>
          </chart:series>
          <chart:series chart:style-name="ch11" chart:values-cell-range-address="DeepSpeechIvanPolyglotPoco.C2:DeepSpeechIvanPolyglotPoco.C18" chart:label-cell-address="DeepSpeechIvanPolyglotPoco.C1:DeepSpeechIvanPolyglotPoco.C1" chart:class="chart:bar">
            <chart:data-point chart:repeated="17"/>
          </chart:series>
          <chart:series chart:style-name="ch12" chart:values-cell-range-address="DeepSpeechIvanPolyglotPoco.D2:DeepSpeechIvanPolyglotPoco.D18" chart:label-cell-address="DeepSpeechIvanPolyglotPoco.D1:DeepSpeechIvanPolyglotPoco.D1" chart:class="chart:line">
            <chart:data-point chart:repeated="17"/>
          </chart:series>
          <chart:series chart:style-name="ch13" chart:values-cell-range-address="DeepSpeechIvanPolyglotPoco.E2:DeepSpeechIvanPolyglotPoco.E18" chart:label-cell-address="DeepSpeechIvanPolyglotPoco.E1:DeepSpeechIvanPolyglotPoco.E1" chart:class="chart:line">
            <chart:data-point chart:repeated="1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jor Alfa</text:p>
                <draw:g>
                  <svg:desc>DeepSpeechIvanPolyglotPoco.B1:DeepSpeechIvanPolyglotPoco.B1</svg:desc>
                </draw:g>
              </table:table-cell>
              <table:table-cell office:value-type="string">
                <text:p>Mejor Beta</text:p>
                <draw:g>
                  <svg:desc>DeepSpeechIvanPolyglotPoco.C1:DeepSpeechIvanPolyglotPoco.C1</svg:desc>
                </draw:g>
              </table:table-cell>
              <table:table-cell office:value-type="string">
                <text:p>Mejor CER</text:p>
                <draw:g>
                  <svg:desc>DeepSpeechIvanPolyglotPoco.D1:DeepSpeechIvanPolyglotPoco.D1</svg:desc>
                </draw:g>
              </table:table-cell>
              <table:table-cell office:value-type="string">
                <text:p>Mejor WER</text:p>
                <draw:g>
                  <svg:desc>DeepSpeechIvanPolyglotPoco.E1:DeepSpeechIvanPolyglotPoco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cadia_Frase1</text:p>
                <draw:g>
                  <svg:desc>DeepSpeechIvanPolyglotPoco.A2:DeepSpeechIvanPolyglotPoco.A18</svg:desc>
                </draw:g>
              </table:table-cell>
              <table:table-cell office:value-type="float" office:value="1.6">
                <text:p>1.6</text:p>
                <draw:g>
                  <svg:desc>DeepSpeechIvanPolyglotPoco.B2:DeepSpeechIvanPolyglotPoco.B18</svg:desc>
                </draw:g>
              </table:table-cell>
              <table:table-cell office:value-type="float" office:value="0.7">
                <text:p>0.7</text:p>
                <draw:g>
                  <svg:desc>DeepSpeechIvanPolyglotPoco.C2:DeepSpeechIvanPolyglotPoco.C18</svg:desc>
                </draw:g>
              </table:table-cell>
              <table:table-cell office:value-type="float" office:value="0">
                <text:p>0</text:p>
                <draw:g>
                  <svg:desc>DeepSpeechIvanPolyglotPoco.D2:DeepSpeechIvanPolyglotPoco.D18</svg:desc>
                </draw:g>
              </table:table-cell>
              <table:table-cell office:value-type="float" office:value="0">
                <text:p>0</text:p>
                <draw:g>
                  <svg:desc>DeepSpeechIvanPolyglotPoco.E2:DeepSpeechIvanPolyglotPoco.E18</svg:desc>
                </draw:g>
              </table:table-cell>
            </table:table-row>
            <table:table-row>
              <table:table-cell office:value-type="string">
                <text:p>Arcadia_Frase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159090909090909">
                <text:p>0.15909090909090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Arcadia_Frase3</text:p>
              </table:table-cell>
              <table:table-cell office:value-type="float" office:value="1.8">
                <text:p>1.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rcadia_Frase4</text:p>
              </table:table-cell>
              <table:table-cell office:value-type="float" office:value="1.8">
                <text:p>1.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rcadia_Frase5</text:p>
              </table:table-cell>
              <table:table-cell office:value-type="float" office:value="1.9">
                <text:p>1.9</text:p>
              </table:table-cell>
              <table:table-cell office:value-type="float" office:value="0.7">
                <text:p>0.7</text:p>
              </table:table-cell>
              <table:table-cell office:value-type="float" office:value="0.24">
                <text:p>0.2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Arcadia_Frase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222222222222222">
                <text:p>0.0222222222222222</text:p>
              </table:table-cell>
              <table:table-cell office:value-type="float" office:value="0.14285">
                <text:p>0.14285</text:p>
              </table:table-cell>
            </table:table-row>
            <table:table-row>
              <table:table-cell office:value-type="string">
                <text:p>Arcadia_Frase7</text:p>
              </table:table-cell>
              <table:table-cell office:value-type="float" office:value="1.1">
                <text:p>1.1</text:p>
              </table:table-cell>
              <table:table-cell office:value-type="float" office:value="0.7">
                <text:p>0.7</text:p>
              </table:table-cell>
              <table:table-cell office:value-type="float" office:value="0.339285714285714">
                <text:p>0.339285714285714</text:p>
              </table:table-cell>
              <table:table-cell office:value-type="float" office:value="0.667">
                <text:p>0.667</text:p>
              </table:table-cell>
            </table:table-row>
            <table:table-row>
              <table:table-cell office:value-type="string">
                <text:p>Arcadia_Frase8</text:p>
              </table:table-cell>
              <table:table-cell office:value-type="float" office:value="1.4">
                <text:p>1.4</text:p>
              </table:table-cell>
              <table:table-cell office:value-type="float" office:value="0.8">
                <text:p>0.8</text:p>
              </table:table-cell>
              <table:table-cell office:value-type="float" office:value="0.113636363636364">
                <text:p>0.113636363636364</text:p>
              </table:table-cell>
              <table:table-cell office:value-type="float" office:value="0.1482">
                <text:p>0.1482</text:p>
              </table:table-cell>
            </table:table-row>
            <table:table-row>
              <table:table-cell office:value-type="string">
                <text:p>Lumina_Frase1</text:p>
              </table:table-cell>
              <table:table-cell office:value-type="float" office:value="1.9">
                <text:p>1.9</text:p>
              </table:table-cell>
              <table:table-cell office:value-type="float" office:value="1">
                <text:p>1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Lumina_Frase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116279069767442">
                <text:p>0.11627906976744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Lumina_Frase3</text:p>
              </table:table-cell>
              <table:table-cell office:value-type="float" office:value="1.1">
                <text:p>1.1</text:p>
              </table:table-cell>
              <table:table-cell office:value-type="float" office:value="1">
                <text:p>1</text:p>
              </table:table-cell>
              <table:table-cell office:value-type="float" office:value="0.12">
                <text:p>0.1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Lumina_Frase4</text:p>
              </table:table-cell>
              <table:table-cell office:value-type="float" office:value="1.1">
                <text:p>1.1</text:p>
              </table:table-cell>
              <table:table-cell office:value-type="float" office:value="1">
                <text:p>1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Lumina_Frase5</text:p>
              </table:table-cell>
              <table:table-cell office:value-type="float" office:value="1.6">
                <text:p>1.6</text:p>
              </table:table-cell>
              <table:table-cell office:value-type="float" office:value="1">
                <text:p>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Lumina_Frase6</text:p>
              </table:table-cell>
              <table:table-cell office:value-type="float" office:value="1.4">
                <text:p>1.4</text:p>
              </table:table-cell>
              <table:table-cell office:value-type="float" office:value="1">
                <text:p>1</text:p>
              </table:table-cell>
              <table:table-cell office:value-type="float" office:value="0.0227272727272727">
                <text:p>0.0227272727272727</text:p>
              </table:table-cell>
              <table:table-cell office:value-type="float" office:value="0.1428">
                <text:p>0.1428</text:p>
              </table:table-cell>
            </table:table-row>
            <table:table-row>
              <table:table-cell office:value-type="string">
                <text:p>Lumina_Frase7</text:p>
              </table:table-cell>
              <table:table-cell office:value-type="float" office:value="1">
                <text:p>1</text:p>
              </table:table-cell>
              <table:table-cell office:value-type="float" office:value="0.9">
                <text:p>0.9</text:p>
              </table:table-cell>
              <table:table-cell office:value-type="float" office:value="0.418181818181818">
                <text:p>0.418181818181818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Lumina_Frase8</text:p>
              </table:table-cell>
              <table:table-cell office:value-type="float" office:value="1.4">
                <text:p>1.4</text:p>
              </table:table-cell>
              <table:table-cell office:value-type="float" office:value="0.7">
                <text:p>0.7</text:p>
              </table:table-cell>
              <table:table-cell office:value-type="float" office:value="0.209302325581395">
                <text:p>0.209302325581395</text:p>
              </table:table-cell>
              <table:table-cell office:value-type="float" office:value="0.42857">
                <text:p>0.42857</text:p>
              </table:table-cell>
            </table:table-row>
            <table:table-row>
              <table:table-cell office:value-type="string">
                <text:p>TextoLargo</text:p>
              </table:table-cell>
              <table:table-cell office:value-type="float" office:value="1.2">
                <text:p>1.2</text:p>
              </table:table-cell>
              <table:table-cell office:value-type="float" office:value="1">
                <text:p>1</text:p>
              </table:table-cell>
              <table:table-cell office:value-type="float" office:value="0.778705636743215">
                <text:p>0.778705636743215</text:p>
              </table:table-cell>
              <table:table-cell office:value-type="float" office:value="0.8555556">
                <text:p>0.85555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5.2$Windows_X86_64 LibreOffice_project/499f9727c189e6ef3471021d6132d4c694f357e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127622" draw:fill-color="#127622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39cm" svg:height="10.907cm" xlink:href=".." xlink:type="simple" chart:class="chart:line" chart:style-name="ch1">
        <chart:title svg:x="6.236cm" svg:y="0.354cm" chart:style-name="ch2">
          <text:p>Estadísticas de CER según texto</text:p>
        </chart:title>
        <chart:subtitle svg:x="5.942cm" svg:y="1.377cm" chart:style-name="ch3">
          <text:p>Deepspeech, Modelo Polyglot, Scorer Poco</text:p>
        </chart:subtitle>
        <chart:legend chart:legend-position="end" svg:x="16.247cm" svg:y="4.899cm" style:legend-expansion="high" chart:style-name="ch4"/>
        <chart:plot-area chart:style-name="ch5" table:cell-range-address="DeepSpeechIvanPolyglotPoco.A1:DeepSpeechIvanPolyglotPoco.A18 DeepSpeechIvanPolyglotPoco.D1:DeepSpeechIvanPolyglotPoco.D18 DeepSpeechIvanPolyglotPoco.G1:DeepSpeechIvanPolyglotPoco.G18" chart:data-source-has-labels="both" svg:x="0.387cm" svg:y="2.252cm" svg:width="15.473cm" svg:height="7.466cm">
          <chart:coordinate-region svg:x="1.636cm" svg:y="2.252cm" svg:width="13.422cm" svg:height="4.963cm"/>
          <chart:axis chart:dimension="x" chart:name="primary-x" chart:style-name="ch6" chartooo:axis-type="auto">
            <chartooo:date-scale/>
            <chart:title svg:x="6.976cm" svg:y="9.936cm" chart:style-name="ch7">
              <text:p>Texto analizado</text:p>
            </chart:title>
            <chart:categories table:cell-range-address="DeepSpeechIvanPolyglotPoco.A2:DeepSpeechIvanPolyglotPoco.A18"/>
          </chart:axis>
          <chart:axis chart:dimension="y" chart:name="primary-y" chart:style-name="ch6">
            <chart:grid chart:style-name="ch8" chart:class="major"/>
          </chart:axis>
          <chart:series chart:style-name="ch9" chart:values-cell-range-address="DeepSpeechIvanPolyglotPoco.D2:DeepSpeechIvanPolyglotPoco.D18" chart:label-cell-address="DeepSpeechIvanPolyglotPoco.D1:DeepSpeechIvanPolyglotPoco.D1" chart:class="chart:line">
            <chart:data-point chart:repeated="17"/>
          </chart:series>
          <chart:series chart:style-name="ch10" chart:values-cell-range-address="DeepSpeechIvanPolyglotPoco.G2:DeepSpeechIvanPolyglotPoco.G18" chart:label-cell-address="DeepSpeechIvanPolyglotPoco.G1:DeepSpeechIvanPolyglotPoco.G1" chart:class="chart:line"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jor CER</text:p>
                <draw:g>
                  <svg:desc>DeepSpeechIvanPolyglotPoco.D1:DeepSpeechIvanPolyglotPoco.D1</svg:desc>
                </draw:g>
              </table:table-cell>
              <table:table-cell office:value-type="string">
                <text:p>CER medio</text:p>
                <draw:g>
                  <svg:desc>DeepSpeechIvanPolyglotPoco.G1:DeepSpeechIvanPolyglotPoco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cadia_Frase1</text:p>
                <draw:g>
                  <svg:desc>DeepSpeechIvanPolyglotPoco.A2:DeepSpeechIvanPolyglotPoco.A18</svg:desc>
                </draw:g>
              </table:table-cell>
              <table:table-cell office:value-type="float" office:value="0">
                <text:p>0</text:p>
                <draw:g>
                  <svg:desc>DeepSpeechIvanPolyglotPoco.D2:DeepSpeechIvanPolyglotPoco.D18</svg:desc>
                </draw:g>
              </table:table-cell>
              <table:table-cell office:value-type="float" office:value="0.08552">
                <text:p>0.08552</text:p>
                <draw:g>
                  <svg:desc>DeepSpeechIvanPolyglotPoco.G2:DeepSpeechIvanPolyglotPoco.G18</svg:desc>
                </draw:g>
              </table:table-cell>
            </table:table-row>
            <table:table-row>
              <table:table-cell office:value-type="string">
                <text:p>Arcadia_Frase2</text:p>
              </table:table-cell>
              <table:table-cell office:value-type="float" office:value="0.159090909090909">
                <text:p>0.159090909090909</text:p>
              </table:table-cell>
              <table:table-cell office:value-type="float" office:value="0.3865">
                <text:p>0.3865</text:p>
              </table:table-cell>
            </table:table-row>
            <table:table-row>
              <table:table-cell office:value-type="string">
                <text:p>Arcadia_Frase3</text:p>
              </table:table-cell>
              <table:table-cell office:value-type="float" office:value="0">
                <text:p>0</text:p>
              </table:table-cell>
              <table:table-cell office:value-type="float" office:value="0.13286">
                <text:p>0.13286</text:p>
              </table:table-cell>
            </table:table-row>
            <table:table-row>
              <table:table-cell office:value-type="string">
                <text:p>Arcadia_Frase4</text:p>
              </table:table-cell>
              <table:table-cell office:value-type="float" office:value="0">
                <text:p>0</text:p>
              </table:table-cell>
              <table:table-cell office:value-type="float" office:value="0.132">
                <text:p>0.132</text:p>
              </table:table-cell>
            </table:table-row>
            <table:table-row>
              <table:table-cell office:value-type="string">
                <text:p>Arcadia_Frase5</text:p>
              </table:table-cell>
              <table:table-cell office:value-type="float" office:value="0.24">
                <text:p>0.24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string">
                <text:p>Arcadia_Frase6</text:p>
              </table:table-cell>
              <table:table-cell office:value-type="float" office:value="0.0222222222222222">
                <text:p>0.0222222222222222</text:p>
              </table:table-cell>
              <table:table-cell office:value-type="float" office:value="0.090909">
                <text:p>0.090909</text:p>
              </table:table-cell>
            </table:table-row>
            <table:table-row>
              <table:table-cell office:value-type="string">
                <text:p>Arcadia_Frase7</text:p>
              </table:table-cell>
              <table:table-cell office:value-type="float" office:value="0.339285714285714">
                <text:p>0.339285714285714</text:p>
              </table:table-cell>
              <table:table-cell office:value-type="float" office:value="0.4589">
                <text:p>0.4589</text:p>
              </table:table-cell>
            </table:table-row>
            <table:table-row>
              <table:table-cell office:value-type="string">
                <text:p>Arcadia_Frase8</text:p>
              </table:table-cell>
              <table:table-cell office:value-type="float" office:value="0.113636363636364">
                <text:p>0.113636363636364</text:p>
              </table:table-cell>
              <table:table-cell office:value-type="float" office:value="0.149699">
                <text:p>0.149699</text:p>
              </table:table-cell>
            </table:table-row>
            <table:table-row>
              <table:table-cell office:value-type="string">
                <text:p>Lumina_Frase1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129">
                <text:p>0.129</text:p>
              </table:table-cell>
            </table:table-row>
            <table:table-row>
              <table:table-cell office:value-type="string">
                <text:p>Lumina_Frase2</text:p>
              </table:table-cell>
              <table:table-cell office:value-type="float" office:value="0.116279069767442">
                <text:p>0.116279069767442</text:p>
              </table:table-cell>
              <table:table-cell office:value-type="float" office:value="0.26734">
                <text:p>0.26734</text:p>
              </table:table-cell>
            </table:table-row>
            <table:table-row>
              <table:table-cell office:value-type="string">
                <text:p>Lumina_Frase3</text:p>
              </table:table-cell>
              <table:table-cell office:value-type="float" office:value="0.12">
                <text:p>0.12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Lumina_Frase4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.4628">
                <text:p>0.4628</text:p>
              </table:table-cell>
            </table:table-row>
            <table:table-row>
              <table:table-cell office:value-type="string">
                <text:p>Lumina_Frase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462121212">
                <text:p>0.462121212</text:p>
              </table:table-cell>
            </table:table-row>
            <table:table-row>
              <table:table-cell office:value-type="string">
                <text:p>Lumina_Frase6</text:p>
              </table:table-cell>
              <table:table-cell office:value-type="float" office:value="0.0227272727272727">
                <text:p>0.0227272727272727</text:p>
              </table:table-cell>
              <table:table-cell office:value-type="float" office:value="0.1590909">
                <text:p>0.1590909</text:p>
              </table:table-cell>
            </table:table-row>
            <table:table-row>
              <table:table-cell office:value-type="string">
                <text:p>Lumina_Frase7</text:p>
              </table:table-cell>
              <table:table-cell office:value-type="float" office:value="0.418181818181818">
                <text:p>0.418181818181818</text:p>
              </table:table-cell>
              <table:table-cell office:value-type="float" office:value="0.5359">
                <text:p>0.5359</text:p>
              </table:table-cell>
            </table:table-row>
            <table:table-row>
              <table:table-cell office:value-type="string">
                <text:p>Lumina_Frase8</text:p>
              </table:table-cell>
              <table:table-cell office:value-type="float" office:value="0.209302325581395">
                <text:p>0.209302325581395</text:p>
              </table:table-cell>
              <table:table-cell office:value-type="float" office:value="0.309629">
                <text:p>0.309629</text:p>
              </table:table-cell>
            </table:table-row>
            <table:table-row>
              <table:table-cell office:value-type="string">
                <text:p>TextoLargo</text:p>
              </table:table-cell>
              <table:table-cell office:value-type="float" office:value="0.778705636743215">
                <text:p>0.778705636743215</text:p>
              </table:table-cell>
              <table:table-cell office:value-type="float" office:value="0.80645">
                <text:p>0.806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5.2$Windows_X86_64 LibreOffice_project/499f9727c189e6ef3471021d6132d4c694f357e5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800080" draw:fill-color="#80008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745cm" svg:height="11.669cm" xlink:href=".." xlink:type="simple" chart:class="chart:line" chart:style-name="ch1">
        <chart:title svg:x="6.86cm" svg:y="0.369cm" chart:style-name="ch2">
          <text:p>Estadísticas de WER según texto</text:p>
        </chart:title>
        <chart:subtitle svg:x="6.619cm" svg:y="1.407cm" chart:style-name="ch3">
          <text:p>Deepspeech, Modelo Polyglot, Scorer Poco</text:p>
        </chart:subtitle>
        <chart:legend chart:legend-position="end" svg:x="17.517cm" svg:y="5.28cm" style:legend-expansion="high" chart:style-name="ch4"/>
        <chart:plot-area chart:style-name="ch5" table:cell-range-address="DeepSpeechIvanPolyglotPoco.A1:DeepSpeechIvanPolyglotPoco.A18 DeepSpeechIvanPolyglotPoco.E1:DeepSpeechIvanPolyglotPoco.F18" chart:data-source-has-labels="both" svg:x="0.414cm" svg:y="2.297cm" svg:width="16.689cm" svg:height="8.168cm">
          <chart:coordinate-region svg:x="1.663cm" svg:y="2.297cm" svg:width="14.638cm" svg:height="5.665cm"/>
          <chart:axis chart:dimension="x" chart:name="primary-x" chart:style-name="ch6" chartooo:axis-type="auto">
            <chartooo:date-scale/>
            <chart:title svg:x="7.611cm" svg:y="10.698cm" chart:style-name="ch7">
              <text:p>Texto analizado</text:p>
            </chart:title>
            <chart:categories table:cell-range-address="DeepSpeechIvanPolyglotPoco.A2:DeepSpeechIvanPolyglotPoco.A18"/>
          </chart:axis>
          <chart:axis chart:dimension="y" chart:name="primary-y" chart:style-name="ch6">
            <chart:grid chart:style-name="ch8" chart:class="major"/>
          </chart:axis>
          <chart:series chart:style-name="ch9" chart:values-cell-range-address="DeepSpeechIvanPolyglotPoco.E2:DeepSpeechIvanPolyglotPoco.E18" chart:label-cell-address="DeepSpeechIvanPolyglotPoco.E1:DeepSpeechIvanPolyglotPoco.E1" chart:class="chart:line">
            <chart:data-point chart:repeated="17"/>
          </chart:series>
          <chart:series chart:style-name="ch10" chart:values-cell-range-address="DeepSpeechIvanPolyglotPoco.F2:DeepSpeechIvanPolyglotPoco.F18" chart:label-cell-address="DeepSpeechIvanPolyglotPoco.F1:DeepSpeechIvanPolyglotPoco.F1" chart:class="chart:line"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jor WER</text:p>
                <draw:g>
                  <svg:desc>DeepSpeechIvanPolyglotPoco.E1:DeepSpeechIvanPolyglotPoco.E1</svg:desc>
                </draw:g>
              </table:table-cell>
              <table:table-cell office:value-type="string">
                <text:p>WER medio</text:p>
                <draw:g>
                  <svg:desc>DeepSpeechIvanPolyglotPoco.F1:DeepSpeechIvanPolyglotPoco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cadia_Frase1</text:p>
                <draw:g>
                  <svg:desc>DeepSpeechIvanPolyglotPoco.A2:DeepSpeechIvanPolyglotPoco.A18</svg:desc>
                </draw:g>
              </table:table-cell>
              <table:table-cell office:value-type="float" office:value="0">
                <text:p>0</text:p>
                <draw:g>
                  <svg:desc>DeepSpeechIvanPolyglotPoco.E2:DeepSpeechIvanPolyglotPoco.E18</svg:desc>
                </draw:g>
              </table:table-cell>
              <table:table-cell office:value-type="float" office:value="0.169">
                <text:p>0.169</text:p>
                <draw:g>
                  <svg:desc>DeepSpeechIvanPolyglotPoco.F2:DeepSpeechIvanPolyglotPoco.F18</svg:desc>
                </draw:g>
              </table:table-cell>
            </table:table-row>
            <table:table-row>
              <table:table-cell office:value-type="string">
                <text:p>Arcadia_Frase2</text:p>
              </table:table-cell>
              <table:table-cell office:value-type="float" office:value="0.5">
                <text:p>0.5</text:p>
              </table:table-cell>
              <table:table-cell office:value-type="float" office:value="0.7118">
                <text:p>0.7118</text:p>
              </table:table-cell>
            </table:table-row>
            <table:table-row>
              <table:table-cell office:value-type="string">
                <text:p>Arcadia_Frase3</text:p>
              </table:table-cell>
              <table:table-cell office:value-type="float" office:value="0">
                <text:p>0</text:p>
              </table:table-cell>
              <table:table-cell office:value-type="float" office:value="0.183">
                <text:p>0.183</text:p>
              </table:table-cell>
            </table:table-row>
            <table:table-row>
              <table:table-cell office:value-type="string">
                <text:p>Arcadia_Frase4</text:p>
              </table:table-cell>
              <table:table-cell office:value-type="float" office:value="0">
                <text:p>0</text:p>
              </table:table-cell>
              <table:table-cell office:value-type="float" office:value="0.264">
                <text:p>0.264</text:p>
              </table:table-cell>
            </table:table-row>
            <table:table-row>
              <table:table-cell office:value-type="string">
                <text:p>Arcadia_Frase5</text:p>
              </table:table-cell>
              <table:table-cell office:value-type="float" office:value="0.5">
                <text:p>0.5</text:p>
              </table:table-cell>
              <table:table-cell office:value-type="float" office:value="0.533">
                <text:p>0.533</text:p>
              </table:table-cell>
            </table:table-row>
            <table:table-row>
              <table:table-cell office:value-type="string">
                <text:p>Arcadia_Frase6</text:p>
              </table:table-cell>
              <table:table-cell office:value-type="float" office:value="0.14285">
                <text:p>0.14285</text:p>
              </table:table-cell>
              <table:table-cell office:value-type="float" office:value="0.17591">
                <text:p>0.17591</text:p>
              </table:table-cell>
            </table:table-row>
            <table:table-row>
              <table:table-cell office:value-type="string">
                <text:p>Arcadia_Frase7</text:p>
              </table:table-cell>
              <table:table-cell office:value-type="float" office:value="0.667">
                <text:p>0.667</text:p>
              </table:table-cell>
              <table:table-cell office:value-type="float" office:value="0.761019">
                <text:p>0.761019</text:p>
              </table:table-cell>
            </table:table-row>
            <table:table-row>
              <table:table-cell office:value-type="string">
                <text:p>Arcadia_Frase8</text:p>
              </table:table-cell>
              <table:table-cell office:value-type="float" office:value="0.1482">
                <text:p>0.1482</text:p>
              </table:table-cell>
              <table:table-cell office:value-type="float" office:value="0.369539">
                <text:p>0.369539</text:p>
              </table:table-cell>
            </table:table-row>
            <table:table-row>
              <table:table-cell office:value-type="string">
                <text:p>Lumina_Frase1</text:p>
              </table:table-cell>
              <table:table-cell office:value-type="float" office:value="0.25">
                <text:p>0.25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Lumina_Frase2</text:p>
              </table:table-cell>
              <table:table-cell office:value-type="float" office:value="0.5">
                <text:p>0.5</text:p>
              </table:table-cell>
              <table:table-cell office:value-type="float" office:value="0.5155">
                <text:p>0.5155</text:p>
              </table:table-cell>
            </table:table-row>
            <table:table-row>
              <table:table-cell office:value-type="string">
                <text:p>Lumina_Frase3</text:p>
              </table:table-cell>
              <table:table-cell office:value-type="float" office:value="0.4">
                <text:p>0.4</text:p>
              </table:table-cell>
              <table:table-cell office:value-type="float" office:value="0.668">
                <text:p>0.668</text:p>
              </table:table-cell>
            </table:table-row>
            <table:table-row>
              <table:table-cell office:value-type="string">
                <text:p>Lumina_Frase4</text:p>
              </table:table-cell>
              <table:table-cell office:value-type="float" office:value="0.5">
                <text:p>0.5</text:p>
              </table:table-cell>
              <table:table-cell office:value-type="float" office:value="0.909">
                <text:p>0.909</text:p>
              </table:table-cell>
            </table:table-row>
            <table:table-row>
              <table:table-cell office:value-type="string">
                <text:p>Lumina_Frase5</text:p>
              </table:table-cell>
              <table:table-cell office:value-type="float" office:value="0.75">
                <text:p>0.75</text:p>
              </table:table-cell>
              <table:table-cell office:value-type="float" office:value="0.857">
                <text:p>0.857</text:p>
              </table:table-cell>
            </table:table-row>
            <table:table-row>
              <table:table-cell office:value-type="string">
                <text:p>Lumina_Frase6</text:p>
              </table:table-cell>
              <table:table-cell office:value-type="float" office:value="0.1428">
                <text:p>0.1428</text:p>
              </table:table-cell>
              <table:table-cell office:value-type="float" office:value="0.31168">
                <text:p>0.31168</text:p>
              </table:table-cell>
            </table:table-row>
            <table:table-row>
              <table:table-cell office:value-type="string">
                <text:p>Lumina_Frase7</text:p>
              </table:table-cell>
              <table:table-cell office:value-type="float" office:value="0.75">
                <text:p>0.75</text:p>
              </table:table-cell>
              <table:table-cell office:value-type="float" office:value="0.868457">
                <text:p>0.868457</text:p>
              </table:table-cell>
            </table:table-row>
            <table:table-row>
              <table:table-cell office:value-type="string">
                <text:p>Lumina_Frase8</text:p>
              </table:table-cell>
              <table:table-cell office:value-type="float" office:value="0.42857">
                <text:p>0.42857</text:p>
              </table:table-cell>
              <table:table-cell office:value-type="float" office:value="0.513577">
                <text:p>0.513577</text:p>
              </table:table-cell>
            </table:table-row>
            <table:table-row>
              <table:table-cell office:value-type="string">
                <text:p>TextoLargo</text:p>
              </table:table-cell>
              <table:table-cell office:value-type="float" office:value="0.8555556">
                <text:p>0.8555556</text:p>
              </table:table-cell>
              <table:table-cell office:value-type="float" office:value="0.875573">
                <text:p>0.87557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5.2$Windows_X86_64 LibreOffice_project/499f9727c189e6ef3471021d6132d4c694f357e5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